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D7000001BADE0ABA83.png"/>
  <manifest:file-entry manifest:media-type="image/png" manifest:full-path="Pictures/100000000000016D000001EFB1EF312E.png"/>
  <manifest:file-entry manifest:media-type="image/png" manifest:full-path="Pictures/10000000000002E8000001C34F1CAB8D.png"/>
  <manifest:file-entry manifest:media-type="image/png" manifest:full-path="Pictures/10000000000002F5000001D362CD11B9.png"/>
  <manifest:file-entry manifest:media-type="image/png" manifest:full-path="Pictures/1000000000000290000001299F1B6439.png"/>
  <manifest:file-entry manifest:media-type="image/png" manifest:full-path="Pictures/10000000000002EB000001837432D5CD.png"/>
  <manifest:file-entry manifest:media-type="image/png" manifest:full-path="Pictures/1000000000000265000000D4694E32EC.png"/>
  <manifest:file-entry manifest:media-type="image/png" manifest:full-path="Pictures/1000000000000270000001A4FE9D0D78.png"/>
  <manifest:file-entry manifest:media-type="image/png" manifest:full-path="Pictures/10000000000002A50000015AC94F28CA.png"/>
  <manifest:file-entry manifest:media-type="image/png" manifest:full-path="Pictures/10000000000002A2000001D790994F93.png"/>
  <manifest:file-entry manifest:media-type="image/png" manifest:full-path="Pictures/10000000000002B9000001B68E5B56C0.png"/>
  <manifest:file-entry manifest:media-type="image/png" manifest:full-path="Pictures/10000000000002B9000001CB017B100C.png"/>
  <manifest:file-entry manifest:media-type="image/png" manifest:full-path="Pictures/10000000000002C1000001C4057D7F55.png"/>
  <manifest:file-entry manifest:media-type="image/png" manifest:full-path="Pictures/10000000000002B0000001D1817C6E5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DejaVu Sans" svg:font-family="'DejaVu Sans'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2" style:family="paragraph" style:parent-style-name="Standard" style:master-page-name="Standard">
      <style:paragraph-properties fo:text-align="center" style:justify-single-word="false" style:page-number="auto"/>
      <style:text-properties fo:font-weight="bold" style:font-weight-asian="bold" style:font-weight-complex="bold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center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SE CASE DIAGRAMS</text:p>
      <text:p text:style-name="P1"/>
      <text:p text:style-name="P1"><draw:frame draw:style-name="fr1" draw:name="Grafik1" text:anchor-type="char" svg:x="2.729cm" svg:y="0.196cm" svg:width="12.765cm" svg:height="8.592cm" draw:z-index="0"><draw:image xlink:href="Pictures/1000000000000270000001A4FE9D0D78.png" xlink:type="simple" xlink:show="embed" xlink:actuate="onLoad"/></draw:frame>1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Grafik2" text:anchor-type="char" svg:y="0cm" svg:width="9.656cm" svg:height="13.095cm" draw:z-index="1"><draw:image xlink:href="Pictures/100000000000016D000001EFB1EF312E.png" xlink:type="simple" xlink:show="embed" xlink:actuate="onLoad"/></draw:frame>2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3.</text:p>
      <text:p text:style-name="P1"><draw:frame draw:style-name="fr2" draw:name="Grafik3" text:anchor-type="char" svg:y="0cm" svg:width="16.217cm" svg:height="5.607cm" draw:z-index="2"><draw:image xlink:href="Pictures/1000000000000265000000D4694E32EC.png" xlink:type="simple" xlink:show="embed" xlink:actuate="onLoad"/></draw:frame></text:p>
      <text:p text:style-name="P1">4.</text:p>
      <text:p text:style-name="P1"><draw:frame draw:style-name="fr2" draw:name="Grafik4" text:anchor-type="char" svg:y="0cm" svg:width="17.588cm" svg:height="11.885cm" draw:z-index="3"><draw:image xlink:href="Pictures/10000000000002B0000001D1817C6E53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5.</text:p>
      <text:p text:style-name="P1"><draw:frame draw:style-name="fr2" draw:name="Grafik5" text:anchor-type="char" svg:y="0cm" svg:width="17.588cm" svg:height="11.275cm" draw:z-index="4"><draw:image xlink:href="Pictures/10000000000002C1000001C4057D7F55.png" xlink:type="simple" xlink:show="embed" xlink:actuate="onLoad"/></draw:frame>6.</text:p>
      <text:p text:style-name="P1"><draw:frame draw:style-name="fr2" draw:name="Grafik6" text:anchor-type="char" svg:y="0cm" svg:width="17.588cm" svg:height="10.659cm" draw:z-index="5"><draw:image xlink:href="Pictures/10000000000002E8000001C34F1CAB8D.png" xlink:type="simple" xlink:show="embed" xlink:actuate="onLoad"/></draw:frame></text:p>
      <text:p text:style-name="P1"/>
      <text:p text:style-name="P1"><text:soft-page-break/>7.</text:p>
      <text:p text:style-name="P1"><draw:frame draw:style-name="fr2" draw:name="Grafik7" text:anchor-type="char" svg:y="0cm" svg:width="17.588cm" svg:height="10.848cm" draw:z-index="6"><draw:image xlink:href="Pictures/10000000000002F5000001D362CD11B9.png" xlink:type="simple" xlink:show="embed" xlink:actuate="onLoad"/></draw:frame>8.</text:p>
      <text:p text:style-name="P1"><draw:frame draw:style-name="fr2" draw:name="Grafik8" text:anchor-type="char" svg:y="0cm" svg:width="17.588cm" svg:height="10.691cm" draw:z-index="7"><draw:image xlink:href="Pictures/10000000000002D7000001BADE0ABA83.png" xlink:type="simple" xlink:show="embed" xlink:actuate="onLoad"/></draw:frame></text:p>
      <text:p text:style-name="P1"/>
      <text:p text:style-name="P1"><text:soft-page-break/>9.</text:p>
      <text:p text:style-name="P1"><draw:frame draw:style-name="fr2" draw:name="Grafik9" text:anchor-type="char" svg:y="0cm" svg:width="17.588cm" svg:height="9.11cm" draw:z-index="8"><draw:image xlink:href="Pictures/10000000000002EB000001837432D5CD.png" xlink:type="simple" xlink:show="embed" xlink:actuate="onLoad"/></draw:frame>10.</text:p>
      <text:p text:style-name="P1"><draw:frame draw:style-name="fr2" draw:name="Grafik10" text:anchor-type="char" svg:y="0cm" svg:width="17.355cm" svg:height="7.856cm" draw:z-index="9"><draw:image xlink:href="Pictures/1000000000000290000001299F1B6439.png" xlink:type="simple" xlink:show="embed" xlink:actuate="onLoad"/></draw:frame>11.</text:p>
      <text:p text:style-name="P1"><draw:frame draw:style-name="fr2" draw:name="Grafik11" text:anchor-type="char" svg:y="0cm" svg:width="17.588cm" svg:height="11.051cm" draw:z-index="10"><draw:image xlink:href="Pictures/10000000000002B9000001B68E5B56C0.png" xlink:type="simple" xlink:show="embed" xlink:actuate="onLoad"/></draw:frame><text:soft-page-break/>12.</text:p>
      <text:p text:style-name="P1"><draw:frame draw:style-name="fr2" draw:name="Grafik12" text:anchor-type="char" svg:y="0cm" svg:width="17.588cm" svg:height="11.58cm" draw:z-index="11"><draw:image xlink:href="Pictures/10000000000002B9000001CB017B100C.png" xlink:type="simple" xlink:show="embed" xlink:actuate="onLoad"/></draw:frame></text:p>
      <text:p text:style-name="P1"><text:soft-page-break/>13.</text:p>
      <text:p text:style-name="P1"><draw:frame draw:style-name="fr2" draw:name="Grafik13" text:anchor-type="char" svg:y="0cm" svg:width="17.588cm" svg:height="12.289cm" draw:z-index="12"><draw:image xlink:href="Pictures/10000000000002A2000001D790994F93.png" xlink:type="simple" xlink:show="embed" xlink:actuate="onLoad"/></draw:frame>14.</text:p>
      <text:p text:style-name="P1"><draw:frame draw:style-name="fr2" draw:name="Grafik14" text:anchor-type="char" svg:y="0cm" svg:width="17.588cm" svg:height="8.987cm" draw:z-index="13"><draw:image xlink:href="Pictures/10000000000002A50000015AC94F28C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DejaVu Sans" svg:font-family="'DejaVu Sans'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</style:style>
    <style:style style:name="Absatz-Standardschriftar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ffffff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1-30T16:00:45</meta:creation-date>
    <meta:editing-duration>PT52113H31M44S</meta:editing-duration>
    <meta:document-statistic meta:table-count="0" meta:image-count="14" meta:object-count="0" meta:page-count="7" meta:paragraph-count="15" meta:word-count="17" meta:character-count="50"/>
    <meta:generator>OpenOffice.org/3.2$Unix OpenOffice.org_project/320m18$Build-9502</meta:generator>
  </office:meta>
</office:document-meta>
</file>